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1.674cm" fo:min-width="2.0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35cm" svg:height="1.27cm" svg:x="18.6cm" svg:y="2.03cm">
          <text:p text:style-name="P1">Stage4理解函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6.35cm" svg:height="1.27cm" svg:x="12.85cm" svg:y="11cm">
          <text:p text:style-name="P1">0X31模块编写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1.27cm" svg:x="12.85cm" svg:y="14.045cm">
          <text:p text:style-name="P1">0X32模块搜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6.35cm" svg:height="1.27cm" svg:x="2.05cm" svg:y="10.8cm">
          <text:p text:style-name="P1">0X36时间间隔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35cm" svg:height="1.27cm" svg:x="8.1cm" svg:y="17.961cm">
          <text:p text:style-name="P1">Stage8正则表达式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35cm" svg:height="1.27cm" svg:x="12.85cm" svg:y="8.03cm">
          <text:p text:style-name="P1">0X30模块调用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35cm" svg:height="1.27cm" svg:x="24.55cm" svg:y="8.03cm">
          <text:p text:style-name="P1">0X35获取随机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1.27cm" svg:x="2.05cm" svg:y="8cm">
          <text:p text:style-name="P1">0X34获取系统时间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4cm" svg:height="1.924cm" draw:transform="rotate (-1.5707963267949) translate (16.988cm 3.99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2" draw:id="id12" draw:layer="layout" svg:width="6.35cm" svg:height="1.27cm" svg:x="18.1cm" svg:y="17.93cm">
          <text:p text:style-name="P1">Stage9虚拟机和文件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35cm" svg:height="1.27cm" svg:x="24.6cm" svg:y="11.73cm">
          <text:p text:style-name="P1">0X3D字符串压缩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35cm" svg:height="1.27cm" svg:x="7cm" svg:y="2.03cm">
          <text:p text:style-name="P1">Stage3字符串处理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0.175cm" svg:y1="3.3cm" svg:x2="15.064cm" svg:y2="5.26cm" draw:start-shape="id1" draw:start-glue-point="2" draw:end-shape="id2" draw:end-glue-point="2" svg:d="M10175 3300c0 1307 1629 1960 4889 1960" svg:viewBox="0 0 4890 1961">
          <text:p/>
        </draw:connector>
        <draw:connector draw:style-name="gr3" draw:text-style-name="P2" draw:layer="layout" draw:type="curve" svg:x1="21.775cm" svg:y1="3.3cm" svg:x2="16.988cm" svg:y2="5.26cm" draw:start-shape="id3" draw:start-glue-point="2" draw:end-shape="id2" svg:d="M21775 3300c0 1307-1595 1960-4787 1960" svg:viewBox="0 0 4788 1961">
          <text:p/>
        </draw:connector>
        <draw:connector draw:style-name="gr3" draw:text-style-name="P2" draw:layer="layout" draw:type="curve" svg:x1="12.85cm" svg:y1="14.68cm" svg:x2="8.4cm" svg:y2="8.635cm" draw:start-shape="id4" draw:start-glue-point="3" draw:end-shape="id5" draw:end-glue-point="1" svg:d="M12850 14680c-3337 0-1113-6045-4450-6045" svg:viewBox="0 0 4451 6046">
          <text:p/>
        </draw:connector>
        <draw:connector draw:style-name="gr3" draw:text-style-name="P2" draw:layer="layout" svg:x1="16.026cm" svg:y1="6.53cm" svg:x2="16.025cm" svg:y2="8.03cm" draw:start-shape="id2" draw:start-glue-point="1" draw:end-shape="id6" draw:end-glue-point="0" svg:d="M16026 6530v751h-1v749" svg:viewBox="0 0 2 1501">
          <text:p/>
        </draw:connector>
        <draw:connector draw:style-name="gr3" draw:text-style-name="P2" draw:layer="layout" svg:x1="16.025cm" svg:y1="9.3cm" svg:x2="16.025cm" svg:y2="11cm" draw:start-shape="id6" draw:start-glue-point="2" draw:end-shape="id7" svg:d="M16025 9300v1700" svg:viewBox="0 0 1 1701">
          <text:p/>
        </draw:connector>
        <draw:connector draw:style-name="gr3" draw:text-style-name="P2" draw:layer="layout" svg:x1="16.025cm" svg:y1="12.27cm" svg:x2="16.025cm" svg:y2="14.045cm" draw:start-shape="id7" draw:start-glue-point="2" draw:end-shape="id4" svg:d="M16025 12270v1775" svg:viewBox="0 0 1 1776">
          <text:p/>
        </draw:connector>
        <draw:connector draw:style-name="gr3" draw:text-style-name="P2" draw:layer="layout" svg:x1="5.225cm" svg:y1="9.27cm" svg:x2="5.225cm" svg:y2="10.8cm" draw:start-shape="id5" draw:start-glue-point="2" draw:end-shape="id8" svg:d="M5225 9270v1530" svg:viewBox="0 0 1 1531">
          <text:p/>
        </draw:connector>
        <draw:connector draw:style-name="gr3" draw:text-style-name="P2" draw:layer="layout" draw:type="curve" svg:x1="19.2cm" svg:y1="14.68cm" svg:x2="24.55cm" svg:y2="8.665cm" draw:start-shape="id4" draw:start-glue-point="1" draw:end-shape="id9" draw:end-glue-point="3" svg:d="M19200 14680c4012 0 1338-6015 5350-6015" svg:viewBox="0 0 5351 6016">
          <text:p/>
        </draw:connector>
        <draw:connector draw:style-name="gr3" draw:text-style-name="P2" draw:layer="layout" draw:type="curve" svg:x1="19.2cm" svg:y1="14.68cm" svg:x2="24.6cm" svg:y2="12.365cm" draw:start-shape="id4" draw:start-glue-point="1" draw:end-shape="id10" draw:end-glue-point="3" svg:d="M19200 14680c4050 0 1350-2315 5400-2315" svg:viewBox="0 0 5401 2316">
          <text:p/>
        </draw:connector>
        <draw:connector draw:style-name="gr3" draw:text-style-name="P2" draw:layer="layout" draw:type="curve" svg:x1="16.025cm" svg:y1="15.315cm" svg:x2="11.275cm" svg:y2="17.961cm" draw:start-shape="id4" draw:start-glue-point="2" draw:end-shape="id11" draw:end-glue-point="0" svg:d="M16025 15315c0 1984-4750 662-4750 2646" svg:viewBox="0 0 4751 2647">
          <text:p/>
        </draw:connector>
        <draw:connector draw:style-name="gr3" draw:text-style-name="P2" draw:layer="layout" draw:type="curve" svg:x1="16.025cm" svg:y1="15.315cm" svg:x2="21.275cm" svg:y2="17.93cm" draw:start-shape="id4" draw:start-glue-point="2" draw:end-shape="id12" draw:end-glue-point="0" svg:d="M16025 15315c0 1962 5250 655 5250 2615" svg:viewBox="0 0 5251 26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2.995cm" fo:page-height="26.08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08:00.808000000</dc:date>
    <meta:editing-duration>PT52M44S</meta:editing-duration>
    <meta:editing-cycles>17</meta:editing-cycles>
    <meta:generator>LibreOffice/5.4.3.2$Windows_X86_64 LibreOffice_project/92a7159f7e4af62137622921e809f8546db437e5</meta:generator>
    <meta:document-statistic meta:object-count="23"/>
  </office:meta>
</office:document-meta>
</file>